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3.934cm"/>
      <style:paragraph-properties style:writing-mode="lr-tb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3.227cm" fo:min-width="4.523cm"/>
    </style:style>
    <style:style style:name="gr4" style:family="graphic" style:parent-style-name="standard">
      <style:graphic-properties draw:stroke="none" draw:fill-color="#3465a4" draw:textarea-horizontal-align="justify" draw:textarea-vertical-align="middle" draw:auto-grow-height="false" fo:min-height="0.135cm" fo:min-width="0.273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3.85cm" fo:min-width="1.345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3.851cm" fo:min-width="1.345cm" draw:shadow="visible" draw:shadow-offset-x="0cm" draw:shadow-offset-y="0.035cm" draw:shadow-color="#355269" loext:shadow-blur="0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1.391cm" fo:min-width="0.867cm"/>
    </style:style>
    <style:style style:name="gr8" style:family="graphic" style:parent-style-name="standard">
      <style:graphic-properties svg:stroke-color="#3465a4" draw:fill-color="#3465a4" draw:textarea-horizontal-align="justify" draw:textarea-vertical-align="middle" draw:auto-grow-height="false" fo:min-height="0.844cm" fo:min-width="0.321cm" draw:shadow="visible" draw:shadow-offset-x="0.035cm" draw:shadow-offset-y="0.035cm" draw:shadow-color="#355269" loext:shadow-blur="0cm"/>
    </style:style>
    <style:style style:name="gr9" style:family="graphic" style:parent-style-name="standard">
      <style:graphic-properties svg:stroke-opacity="100%" draw:stroke-linejoin="round" draw:fill-color="#3465a4" draw:textarea-horizontal-align="justify" draw:textarea-vertical-align="middle" draw:auto-grow-height="false" fo:min-height="1.684cm" fo:min-width="1.431cm" draw:shadow="visible" draw:shadow-offset-x="0cm" draw:shadow-offset-y="0.035cm" draw:shadow-color="#355269"/>
    </style:style>
    <style:style style:name="gr10" style:family="graphic" style:parent-style-name="standard">
      <style:graphic-properties svg:stroke-opacity="100%" draw:stroke-linejoin="round" draw:fill-color="#3465a4" draw:textarea-horizontal-align="justify" draw:textarea-vertical-align="middle" draw:auto-grow-height="false" fo:min-height="1.684cm" fo:min-width="1.433cm" draw:shadow="visible" draw:shadow-offset-x="0cm" draw:shadow-offset-y="0.035cm" draw:shadow-color="#355269" loext:glow-color="#355269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.023cm" fo:min-width="0.048cm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0.025cm" fo:min-width="0.048cm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0.023cm" fo:min-width="0.047cm"/>
    </style:style>
    <style:style style:name="gr14" style:family="graphic" style:parent-style-name="standard">
      <style:graphic-properties draw:fill-color="#3465a4" draw:textarea-horizontal-align="justify" draw:textarea-vertical-align="middle" draw:auto-grow-height="false" fo:min-height="0.025cm" fo:min-width="0.047cm"/>
    </style:style>
    <style:style style:name="gr15" style:family="graphic" style:parent-style-name="standard">
      <style:graphic-properties svg:stroke-color="#355269" svg:stroke-opacity="100%" draw:stroke-linejoin="bevel" draw:opacity="0%" draw:opacity-name="" draw:textarea-horizontal-align="justify" draw:textarea-vertical-align="middle" draw:auto-grow-height="false" fo:min-height="1.391cm" fo:min-width="0.901cm"/>
    </style:style>
    <style:style style:name="gr16" style:family="graphic" style:parent-style-name="standard">
      <style:graphic-properties svg:stroke-color="#355269" svg:stroke-opacity="100%" draw:stroke-linejoin="miter" draw:opacity="0%" draw:opacity-name="" draw:textarea-horizontal-align="justify" draw:textarea-vertical-align="middle" draw:auto-grow-height="false" fo:min-height="1.391cm" fo:min-width="0.9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4" style:family="paragraph"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18cm" svg:y1="10.79cm" svg:x2="8.498cm" svg:y2="10.79cm">
          <text:p/>
        </draw:line>
        <draw:frame draw:style-name="gr2" draw:text-style-name="P3" draw:layer="layout" svg:width="8.08cm" svg:height="4.184cm" svg:x="0.418cm" svg:y="8.834cm">
          <draw:text-box>
            <text:p text:style-name="P2"><text:span text:style-name="T1">OCTAVE</text:span></text:p>
          </draw:text-box>
        </draw:frame>
        <draw:line draw:style-name="gr1" draw:text-style-name="P1" draw:layer="layout" svg:x1="0.393cm" svg:y1="9.203cm" svg:x2="8.473cm" svg:y2="9.203cm">
          <text:p/>
        </draw:line>
        <draw:custom-shape draw:style-name="gr3" draw:text-style-name="P4" draw:layer="layout" svg:width="5.023cm" svg:height="3.477cm" svg:x="1.933cm" svg:y="2.7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73cm" svg:height="0.385cm" svg:x="1.789cm" svg:y="1.7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07cm" svg:height="5.796cm" draw:transform="skewX (0.000349065850398863) rotate (-0.168424272817453) translate (0.974cm 1.6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773cm" svg:height="0.385cm" svg:x="6.449cm" svg:y="1.7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07cm" svg:height="5.8cm" draw:transform="skewX (-0.000174532925199449) rotate (-0.169122404518251) translate (6.317cm 1.593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7" draw:text-style-name="P4" draw:layer="layout" svg:width="1.933cm" svg:height="2.319cm" svg:x="2.319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933cm" svg:height="2.319cm" svg:x="4.637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59cm" svg:height="1.546cm" svg:x="5.025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59cm" svg:height="1.546cm" svg:x="2.706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931cm" svg:height="1.933cm" svg:x="1.034cm" svg:y="2.967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0" draw:text-style-name="P5" draw:layer="layout" svg:width="1.932cm" svg:height="1.933cm" svg:x="5.797cm" svg:y="2.952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1" draw:text-style-name="P5" draw:layer="layout" svg:width="0.774cm" svg:height="0.385cm" svg:x="3.478cm" svg:y="3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774cm" svg:height="0.387cm" svg:x="3.478cm" svg:y="3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773cm" svg:height="0.385cm" svg:x="4.574cm" svg:y="3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773cm" svg:height="0.387cm" svg:x="4.574cm" svg:y="3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.979cm" svg:height="2.319cm" svg:x="1.028cm" svg:y="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1.979cm" svg:height="2.319cm" svg:x="5.752cm" svg:y="2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18cm" fo:margin-bottom="0.418cm" fo:margin-left="0.418cm" fo:margin-right="0.418cm" fo:page-width="8.916cm" fo:page-height="11.4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20T08:25:53.093553556</dc:date>
    <meta:editing-duration>PT12M2S</meta:editing-duration>
    <meta:editing-cycles>3</meta:editing-cycles>
    <meta:generator>LibreOffice/7.2.4.1$Linux_X86_64 LibreOffice_project/20$Build-1</meta:generator>
    <meta:document-statistic meta:object-count="20"/>
  </office:meta>
</office:document-meta>
</file>